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Nom</text:p>
          </table:table-cell>
          <table:table-cell office:value-type="string">
            <text:p>Logo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Bundesliga</text:p>
          </table:table-cell>
          <table:table-cell office:value-type="string">
            <text:p>http://upload.wikimedia.org/wikipedia/fr/thumb/4/45/1bundesliga_new.gif/180px-1bundesliga_new.gif</text:p>
          </table:table-cell>
          <table:table-cell office:value-type="string">
            <text:p>Allemagne</text:p>
          </table:table-cell>
        </table:table-row>
        <table:table-row table:style-name="ro1">
          <table:table-cell office:value-type="string">
            <text:p>2. Bundesliga</text:p>
          </table:table-cell>
          <table:table-cell office:value-type="string">
            <text:p>http://upload.wikimedia.org/wikipedia/fr/thumb/4/45/1bundesliga_new.gif/180px-1bundesliga_new.gif</text:p>
          </table:table-cell>
          <table:table-cell office:value-type="string">
            <text:p>Allemagne</text:p>
          </table:table-cell>
        </table:table-row>
        <table:table-row table:style-name="ro1">
          <table:table-cell office:value-type="string">
            <text:p>Premier League</text:p>
          </table:table-cell>
          <table:table-cell office:value-type="string">
            <text:p>http://upload.wikimedia.org/wikipedia/fr/thumb/e/ef/Logo_FA_Premier_League.svg/langfr-110px-Logo_FA_Premier_League.svg.png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SkyBet Championship</text:p>
          </table:table-cell>
          <table:table-cell office:value-type="string">
            <text:p>http://upload.wikimedia.org/wikipedia/fr/thumb/d/d1/Npower_Championship.png/120px-Npower_Championship.png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SkyBet League One</text:p>
          </table:table-cell>
          <table:table-cell office:value-type="string">
            <text:p>http://upload.wikimedia.org/wikipedia/fr/e/ec/Npower_League_1.png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Skybet League Two</text:p>
          </table:table-cell>
          <table:table-cell office:value-type="string">
            <text:p>http://upload.wikimedia.org/wikipedia/fr/3/37/Npower_League_2.png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Saudi Professional League</text:p>
          </table:table-cell>
          <table:table-cell office:value-type="string">
            <text:p>http://upload.wikimedia.org/wikipedia/commons/thumb/0/0d/Flag_of_Saudi_Arabia.svg/110px-Flag_of_Saudi_Arabia.svg.png</text:p>
          </table:table-cell>
          <table:table-cell office:value-type="string">
            <text:p>Arabie Saoudite</text:p>
          </table:table-cell>
        </table:table-row>
        <table:table-row table:style-name="ro1">
          <table:table-cell office:value-type="string">
            <text:p>Primera division</text:p>
          </table:table-cell>
          <table:table-cell office:value-type="string">
            <text:p>http://upload.wikimedia.org/wikipedia/fr/thumb/b/b8/Football_Argentine_federation.svg/langfr-150px-Football_Argentine_federation.svg.png</text:p>
          </table:table-cell>
          <table:table-cell office:value-type="string">
            <text:p>Argentine</text:p>
          </table:table-cell>
        </table:table-row>
        <table:table-row table:style-name="ro1">
          <table:table-cell office:value-type="string">
            <text:p>Hyundai A-League</text:p>
          </table:table-cell>
          <table:table-cell office:value-type="string">
            <text:p>http://upload.wikimedia.org/wikipedia/fr/thumb/1/10/A-League.png/110px-A-League.png</text:p>
          </table:table-cell>
          <table:table-cell office:value-type="string">
            <text:p>Australie</text:p>
          </table:table-cell>
        </table:table-row>
        <table:table-row table:style-name="ro1">
          <table:table-cell office:value-type="string">
            <text:p>Osterreichische Fussball-Bundesliga</text:p>
          </table:table-cell>
          <table:table-cell office:value-type="string">
            <text:p>http://upload.wikimedia.org/wikipedia/fr/thumb/7/73/Austrian_Football_Bundesliga_logo.svg/langfr-180px-Austrian_Football_Bundesliga_logo.svg.png</text:p>
          </table:table-cell>
          <table:table-cell office:value-type="string">
            <text:p>Autriche</text:p>
          </table:table-cell>
        </table:table-row>
        <table:table-row table:style-name="ro1">
          <table:table-cell office:value-type="string">
            <text:p>Jupiler Pro League</text:p>
          </table:table-cell>
          <table:table-cell office:value-type="string">
            <text:p>http://upload.wikimedia.org/wikipedia/fr/thumb/5/52/Jupilerproleague2008.png/240px-Jupilerproleague2008.png</text:p>
          </table:table-cell>
          <table:table-cell office:value-type="string">
            <text:p>Belgique</text:p>
          </table:table-cell>
        </table:table-row>
        <table:table-row table:style-name="ro1">
          <table:table-cell office:value-type="string">
            <text:p>Campenoato Nacional Scotiabank</text:p>
          </table:table-cell>
          <table:table-cell office:value-type="string">
            <text:p>http://upload.wikimedia.org/wikipedia/commons/thumb/7/78/Flag_of_Chile.svg/110px-Flag_of_Chile.svg.png</text:p>
          </table:table-cell>
          <table:table-cell office:value-type="string">
            <text:p>Chili</text:p>
          </table:table-cell>
        </table:table-row>
        <table:table-row table:style-name="ro1">
          <table:table-cell office:value-type="string">
            <text:p>Liga Postobon</text:p>
          </table:table-cell>
          <table:table-cell office:value-type="string">
            <text:p>http://upload.wikimedia.org/wikipedia/fr/thumb/e/eb/Dimayor.svg/langfr-110px-Dimayor.svg.png</text:p>
          </table:table-cell>
          <table:table-cell office:value-type="string">
            <text:p>Colombie</text:p>
          </table:table-cell>
        </table:table-row>
        <table:table-row table:style-name="ro1">
          <table:table-cell office:value-type="string">
            <text:p>K-League</text:p>
          </table:table-cell>
          <table:table-cell office:value-type="string">
            <text:p>http://upload.wikimedia.org/wikipedia/fr/thumb/9/9c/Kleague.jpg/180px-Kleague.jpg</text:p>
          </table:table-cell>
          <table:table-cell office:value-type="string">
            <text:p>Coree du Sud</text:p>
          </table:table-cell>
        </table:table-row>
        <table:table-row table:style-name="ro1">
          <table:table-cell office:value-type="string">
            <text:p>Superligaen</text:p>
          </table:table-cell>
          <table:table-cell office:value-type="string">
            <text:p>http://upload.wikimedia.org/wikipedia/fr/thumb/8/86/Football_Danemark_federation.svg/langfr-150px-Football_Danemark_federation.svg.png</text:p>
          </table:table-cell>
          <table:table-cell office:value-type="string">
            <text:p>Danemark</text:p>
          </table:table-cell>
        </table:table-row>
        <table:table-row table:style-name="ro1">
          <table:table-cell office:value-type="string">
            <text:p>Scottish Premier League</text:p>
          </table:table-cell>
          <table:table-cell office:value-type="string">
            <text:p>http://upload.wikimedia.org/wikipedia/fr/thumb/c/cf/Scottish_Premiership.png/180px-Scottish_Premiership.png</text:p>
          </table:table-cell>
          <table:table-cell office:value-type="string">
            <text:p>Ecosse</text:p>
          </table:table-cell>
        </table:table-row>
        <table:table-row table:style-name="ro1">
          <table:table-cell office:value-type="string">
            <text:p>Liga BBVA</text:p>
          </table:table-cell>
          <table:table-cell office:value-type="string">
            <text:p>http://upload.wikimedia.org/wikipedia/commons/thumb/6/6b/Liga_BBVA.svg/langfr-200px-Liga_BBVA.svg.png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Liga Adelante</text:p>
          </table:table-cell>
          <table:table-cell office:value-type="string">
            <text:p>http://upload.wikimedia.org/wikipedia/fr/thumb/0/0a/LFP_logo.svg/langfr-150px-LFP_logo.svg.png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MLS</text:p>
          </table:table-cell>
          <table:table-cell office:value-type="string">
            <text:p>http://upload.wikimedia.org/wikipedia/fr/thumb/5/5e/Ligue_majeure_de_soccer.svg/langfr-150px-Ligue_majeure_de_soccer.svg.png</text:p>
          </table:table-cell>
          <table:table-cell office:value-type="string">
            <text:p>Etats-Unis</text:p>
          </table:table-cell>
        </table:table-row>
        <table:table-row table:style-name="ro1">
          <table:table-cell office:value-type="string">
            <text:p>Ligue 1</text:p>
          </table:table-cell>
          <table:table-cell office:value-type="string">
            <text:p>http://upload.wikimedia.org/wikipedia/fr/thumb/9/9b/Logo_de_la_Ligue_1_%282008%29.svg/langfr-110px-Logo_de_la_Ligue_1_%282008%29.svg.png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Ligue 2</text:p>
          </table:table-cell>
          <table:table-cell office:value-type="string">
            <text:p>http://upload.wikimedia.org/wikipedia/fr/thumb/b/b9/Logo_Ligue_2.svg/langfr-180px-Logo_Ligue_2.svg.png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Airtricity League</text:p>
          </table:table-cell>
          <table:table-cell office:value-type="string">
            <text:p>http://upload.wikimedia.org/wikipedia/commons/thumb/4/45/Flag_of_Ireland.svg/110px-Flag_of_Ireland.svg.png</text:p>
          </table:table-cell>
          <table:table-cell office:value-type="string">
            <text:p>Irlande</text:p>
          </table:table-cell>
        </table:table-row>
        <table:table-row table:style-name="ro1">
          <table:table-cell office:value-type="string">
            <text:p>Serie A</text:p>
          </table:table-cell>
          <table:table-cell office:value-type="string">
            <text:p>http://upload.wikimedia.org/wikipedia/fr/8/89/SerieALogo.png</text:p>
          </table:table-cell>
          <table:table-cell office:value-type="string">
            <text:p>Italie</text:p>
          </table:table-cell>
        </table:table-row>
        <table:table-row table:style-name="ro1">
          <table:table-cell office:value-type="string">
            <text:p>Serie B</text:p>
          </table:table-cell>
          <table:table-cell office:value-type="string">
            <text:p>http://upload.wikimedia.org/wikipedia/it/thumb/7/75/Logo_Serie_B_2014.png/148px-Logo_Serie_B_2014.png</text:p>
          </table:table-cell>
          <table:table-cell office:value-type="string">
            <text:p>Italie</text:p>
          </table:table-cell>
        </table:table-row>
        <table:table-row table:style-name="ro1">
          <table:table-cell office:value-type="string">
            <text:p>Liga MX</text:p>
          </table:table-cell>
          <table:table-cell office:value-type="string">
            <text:p>http://upload.wikimedia.org/wikipedia/fr/thumb/1/11/Primera_Divisi%C3%B3n_de_M%C3%A9xico.jpg/110px-Primera_Divisi%C3%B3n_de_M%C3%A9xico.jpg</text:p>
          </table:table-cell>
          <table:table-cell office:value-type="string">
            <text:p>Mexique</text:p>
          </table:table-cell>
        </table:table-row>
        <table:table-row table:style-name="ro1">
          <table:table-cell office:value-type="string">
            <text:p>Tippeligaen</text:p>
          </table:table-cell>
          <table:table-cell office:value-type="string">
            <text:p>http://upload.wikimedia.org/wikipedia/fr/thumb/1/1b/Tippeligaen.gif/240px-Tippeligaen.gif</text:p>
          </table:table-cell>
          <table:table-cell office:value-type="string">
            <text:p>Norvege</text:p>
          </table:table-cell>
        </table:table-row>
        <table:table-row table:style-name="ro1">
          <table:table-cell office:value-type="string">
            <text:p>Eredivisie</text:p>
          </table:table-cell>
          <table:table-cell office:value-type="string">
            <text:p>http://upload.wikimedia.org/wikipedia/fr/thumb/d/d8/Eredivisie.jpg/200px-Eredivisie.jpg</text:p>
          </table:table-cell>
          <table:table-cell office:value-type="string">
            <text:p>Pays-Bas</text:p>
          </table:table-cell>
        </table:table-row>
        <table:table-row table:style-name="ro1">
          <table:table-cell office:value-type="string">
            <text:p>Ekstraklasa</text:p>
          </table:table-cell>
          <table:table-cell office:value-type="string">
            <text:p>http://upload.wikimedia.org/wikipedia/fr/thumb/3/36/Logo_T-Mobile_Ekstraklasa.png/330px-Logo_T-Mobile_Ekstraklasa.png</text:p>
          </table:table-cell>
          <table:table-cell office:value-type="string">
            <text:p>Pologne</text:p>
          </table:table-cell>
        </table:table-row>
        <table:table-row table:style-name="ro1">
          <table:table-cell office:value-type="string">
            <text:p>Liga ZON Sagres</text:p>
          </table:table-cell>
          <table:table-cell office:value-type="string">
            <text:p>http://upload.wikimedia.org/wikipedia/commons/thumb/b/b2/LigaZONSagres.jpg/220px-LigaZONSagres.jpg</text:p>
          </table:table-cell>
          <table:table-cell office:value-type="string">
            <text:p>Portugal</text:p>
          </table:table-cell>
        </table:table-row>
        <table:table-row table:style-name="ro1">
          <table:table-cell office:value-type="string">
            <text:p>Russian Football Championship</text:p>
          </table:table-cell>
          <table:table-cell office:value-type="string">
            <text:p>http://upload.wikimedia.org/wikipedia/fr/thumb/9/93/SOGAZ-RFPL.png/110px-SOGAZ-RFPL.png</text:p>
          </table:table-cell>
          <table:table-cell office:value-type="string">
            <text:p>Russie</text:p>
          </table:table-cell>
        </table:table-row>
        <table:table-row table:style-name="ro1">
          <table:table-cell office:value-type="string">
            <text:p>Allsvenskan</text:p>
          </table:table-cell>
          <table:table-cell office:value-type="string">
            <text:p>http://upload.wikimedia.org/wikipedia/en/thumb/0/03/Allsvenskan.svg/150px-Allsvenskan.svg.png</text:p>
          </table:table-cell>
          <table:table-cell office:value-type="string">
            <text:p>Suede</text:p>
          </table:table-cell>
        </table:table-row>
        <table:table-row table:style-name="ro1">
          <table:table-cell office:value-type="string">
            <text:p>Raiffeisen Super League</text:p>
          </table:table-cell>
          <table:table-cell office:value-type="string">
            <text:p>http://upload.wikimedia.org/wikipedia/fr/thumb/d/d1/RaiffaisenSuperLeague.png/180px-RaiffaisenSuperLeague.png</text:p>
          </table:table-cell>
          <table:table-cell office:value-type="string">
            <text:p>Suisse</text:p>
          </table:table-cell>
        </table:table-row>
        <table:table-row table:style-name="ro1">
          <table:table-cell office:value-type="string">
            <text:p>SporToto Super Lig</text:p>
          </table:table-cell>
          <table:table-cell office:value-type="string">
            <text:p>http://upload.wikimedia.org/wikipedia/fr/thumb/4/4c/Logo_de_la_Spor_Toto_S%C3%BCper_Lig_%282010%29.svg/langfr-200px-Logo_de_la_Spor_Toto_S%C3%BCper_Lig_%282010%29.svg.png</text:p>
          </table:table-cell>
          <table:table-cell office:value-type="string">
            <text:p>Turquie</text:p>
          </table:table-cell>
        </table:table-row>
        <table:table-row table:style-name="ro1">
          <table:table-cell office:value-type="string">
            <text:p>Brasileirao</text:p>
          </table:table-cell>
          <table:table-cell office:value-type="string">
            <text:p>http://upload.wikimedia.org/wikipedia/pt/d/d5/Brasileir%C3%A3o%2BPetrobras%2BLogo.png</text:p>
          </table:table-cell>
          <table:table-cell office:value-type="string">
            <text:p>Bresil</text:p>
          </table:table-cell>
        </table:table-row>
        <table:table-row table:style-name="ro2">
          <table:table-cell office:value-type="string">
            <text:p>Superleague Ellada</text:p>
          </table:table-cell>
          <table:table-cell office:value-type="string">
            <text:p>http://upload.wikimedia.org/wikipedia/fr/thumb/a/a2/Superleague_greece.svg/langfr-180px-Superleague_greece.svg.png</text:p>
          </table:table-cell>
          <table:table-cell office:value-type="string">
            <text:p>Grece</text:p>
          </table:table-cell>
        </table:table-row>
        <table:table-row table:style-name="ro2">
          <table:table-cell office:value-type="string">
            <text:p>Premier-Liha</text:p>
          </table:table-cell>
          <table:table-cell office:value-type="string">
            <text:p>http://upload.wikimedia.org/wikipedia/fr/thumb/6/6b/UkraineChampFootLogo.jpg/180px-UkraineChampFootLogo.jpg</text:p>
          </table:table-cell>
          <table:table-cell office:value-type="string">
            <text:p>Ukraine</text:p>
          </table:table-cell>
        </table:table-row>
        <table:table-row table:style-name="ro2">
          <table:table-cell office:value-type="string">
            <text:p>Premier Soccer League</text:p>
          </table:table-cell>
          <table:table-cell office:value-type="string">
            <text:p>http://upload.wikimedia.org/wikipedia/fr/b/b7/Psl-logo.png</text:p>
          </table:table-cell>
          <table:table-cell office:value-type="string">
            <text:p>Afrique du Sud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6">26/09/2014</text:date>, <text:time>17:32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x Boss</meta:initial-creator>
    <meta:creation-date>2014-09-26T16:54:38.22</meta:creation-date>
    <dc:date>2014-09-26T17:32:48.28</dc:date>
    <dc:creator>Max Boss</dc:creator>
    <meta:editing-duration>PT3M5S</meta:editing-duration>
    <meta:editing-cycles>2</meta:editing-cycles>
    <meta:generator>OpenOffice.org/3.3$Win32 OpenOffice.org_project/330m20$Build-9567</meta:generator>
    <meta:document-statistic meta:table-count="3" meta:cell-count="114" meta:object-count="0"/>
  </office:meta>
</office:document-meta>
</file>